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91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3.3689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0.983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2pt" style:font-name-asian="Arial" style:font-size-asian="12pt" style:font-size-complex="12pt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.5pt" style:font-name-asian="Arial" style:font-size-asian="10.5pt" style:font-size-complex="10.5pt"/>
    </style:style>
    <style:style style:name="ce18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9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BS China SME" table:style-name="ta1" table:print="false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number-columns-repeated="1011" table:default-cell-style-name="ce8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China SME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ce15"/>
          <table:table-cell table:style-name="ce1" table:number-columns-repeated="1010"/>
          <table:table-cell table:number-columns-repeated="9"/>
        </table:table-row>
        <table:table-row table:style-name="ro1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7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资 <text:s text:c="3"/>产</text:p>
          </table:table-cell>
          <table:table-cell table:style-name="ce9" office:value-type="string" calcext:value-type="string">
            <text:p>期末数</text:p>
          </table:table-cell>
          <table:table-cell table:style-name="ce9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6" office:value-type="string" calcext:value-type="string">
            <text:p>期末数</text:p>
          </table:table-cell>
          <table:table-cell table:style-name="ce18" office:value-type="string" calcext:value-type="string">
            <text:p>年初数</text:p>
          </table:table-cell>
          <table:table-cell table:style-name="ce20" table:number-columns-repeated="2"/>
          <table:table-cell table:style-name="ce1" table:number-columns-repeated="1007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0"/>
          <table:table-cell table:style-name="ce12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Default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0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0" office:value-type="string" calcext:value-type="string">
            <text:p><text:a xlink:href="python://page['lines']['d02']['balance_prev']" xlink:type="simple">python://page['lines']['d02']['balance_prev']</text:a></text:p>
          </table:table-cell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02']['balance_prev']" xlink:type="simple">python://page['lines']['c0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0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0" office:value-type="string" calcext:value-type="string">
            <text:p><text:a xlink:href="python://page['lines']['d03']['balance_prev']" xlink:type="simple">python://page['lines']['d03']['balance_prev']</text:a></text:p>
          </table:table-cell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0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0" office:value-type="string" calcext:value-type="string">
            <text:p><text:a xlink:href="python://page['lines']['c03']['balance_prev']" xlink:type="simple">python://page['lines']['c0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0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0" office:value-type="string" calcext:value-type="string">
            <text:p><text:a xlink:href="python://page['lines']['d04']['balance_prev']" xlink:type="simple">python://page['lines']['d04']['balance_prev']</text:a></text:p>
          </table:table-cell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0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0" office:value-type="string" calcext:value-type="string">
            <text:p><text:a xlink:href="python://page['lines']['c04']['balance_prev']" xlink:type="simple">python://page['lines']['c04']['balance_prev']</text:a></text:p>
          </table:table-cell>
          <table:table-cell table:style-name="ce1" table:number-columns-repeated="2"/>
          <table:table-cell table:style-name="ce20" table:number-columns-repeated="2"/>
          <table:table-cell table:style-name="ce1" table:number-columns-repeated="1005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0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0" office:value-type="string" calcext:value-type="string">
            <text:p><text:a xlink:href="python://page['lines']['d05']['balance_prev']" xlink:type="simple">python://page['lines']['d05']['balance_prev']</text:a></text:p>
          </table:table-cell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0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0" office:value-type="string" calcext:value-type="string">
            <text:p><text:a xlink:href="python://page['lines']['c05']['balance_prev']" xlink:type="simple">python://page['lines']['c0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0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0" office:value-type="string" calcext:value-type="string">
            <text:p><text:a xlink:href="python://page['lines']['d06']['balance_prev']" xlink:type="simple">python://page['lines']['d06']['balance_prev']</text:a></text:p>
          </table:table-cell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0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0" office:value-type="string" calcext:value-type="string">
            <text:p><text:a xlink:href="python://page['lines']['c06']['balance_prev']" xlink:type="simple">python://page['lines']['c0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0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0" office:value-type="string" calcext:value-type="string">
            <text:p><text:a xlink:href="python://page['lines']['d07']['balance_prev']" xlink:type="simple">python://page['lines']['d07']['balance_prev']</text:a></text:p>
          </table:table-cell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0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0" office:value-type="string" calcext:value-type="string">
            <text:p><text:a xlink:href="python://page['lines']['c07']['balance_prev']" xlink:type="simple">python://page['lines']['c0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0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0" office:value-type="string" calcext:value-type="string">
            <text:p><text:a xlink:href="python://page['lines']['d08']['balance_prev']" xlink:type="simple">python://page['lines']['d08']['balance_prev']</text:a></text:p>
          </table:table-cell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0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0" office:value-type="string" calcext:value-type="string">
            <text:p><text:a xlink:href="python://page['lines']['c08']['balance_prev']" xlink:type="simple">python://page['lines']['c0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0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0" office:value-type="string" calcext:value-type="string">
            <text:p><text:a xlink:href="python://page['lines']['d09']['balance_prev']" xlink:type="simple">python://page['lines']['d09']['balance_prev']</text:a></text:p>
          </table:table-cell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0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0" office:value-type="string" calcext:value-type="string">
            <text:p><text:a xlink:href="python://page['lines']['c09']['balance_prev']" xlink:type="simple">python://page['lines']['c0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0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0" office:value-type="string" calcext:value-type="string">
            <text:p><text:a xlink:href="python://page['lines']['d10']['balance_prev']" xlink:type="simple">python://page['lines']['d10']['balance_prev']</text:a></text:p>
          </table:table-cell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0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0" office:value-type="string" calcext:value-type="string">
            <text:p><text:a xlink:href="python://page['lines']['c10']['balance_prev']" xlink:type="simple">python://page['lines']['c1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0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0" office:value-type="string" calcext:value-type="string">
            <text:p><text:a xlink:href="python://page['lines']['d11']['balance_prev']" xlink:type="simple">python://page['lines']['d11']['balance_prev']</text:a></text:p>
          </table:table-cell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0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0" office:value-type="string" calcext:value-type="string">
            <text:p><text:a xlink:href="python://page['lines']['c11']['balance_prev']" xlink:type="simple">python://page['lines']['c1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0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0" office:value-type="string" calcext:value-type="string">
            <text:p><text:a xlink:href="python://page['lines']['d12']['balance_prev']" xlink:type="simple">python://page['lines']['d12']['balance_prev']</text:a></text:p>
          </table:table-cell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0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0" office:value-type="string" calcext:value-type="string">
            <text:p><text:a xlink:href="python://page['lines']['c12']['balance_prev']" xlink:type="simple">python://page['lines']['c1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0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0" office:value-type="string" calcext:value-type="string">
            <text:p><text:a xlink:href="python://page['lines']['d13']['balance_prev']" xlink:type="simple">python://page['lines']['d13']['balance_prev']</text:a></text:p>
          </table:table-cell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0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0" office:value-type="string" calcext:value-type="string">
            <text:p><text:a xlink:href="python://page['lines']['c13']['balance_prev']" xlink:type="simple">python://page['lines']['c1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0" table:number-columns-repeated="2"/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0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0" office:value-type="string" calcext:value-type="string">
            <text:p><text:a xlink:href="python://page['lines']['c14']['balance_prev']" xlink:type="simple">python://page['lines']['c1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0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0" office:value-type="string" calcext:value-type="string">
            <text:p><text:a xlink:href="python://page['lines']['d15']['balance_prev']" xlink:type="simple">python://page['lines']['d15']['balance_prev']</text:a></text:p>
          </table:table-cell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2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0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0" office:value-type="string" calcext:value-type="string">
            <text:p><text:a xlink:href="python://page['lines']['d16']['balance_prev']" xlink:type="simple">python://page['lines']['d16']['balance_prev']</text:a></text:p>
          </table:table-cell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0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0" office:value-type="string" calcext:value-type="string">
            <text:p><text:a xlink:href="python://page['lines']['c16']['balance_prev']" xlink:type="simple">python://page['lines']['c1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0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0" office:value-type="string" calcext:value-type="string">
            <text:p><text:a xlink:href="python://page['lines']['d17']['balance_prev']" xlink:type="simple">python://page['lines']['d17']['balance_prev']</text:a></text:p>
          </table:table-cell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0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0" office:value-type="string" calcext:value-type="string">
            <text:p><text:a xlink:href="python://page['lines']['c17']['balance_prev']" xlink:type="simple">python://page['lines']['c1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0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0" office:value-type="string" calcext:value-type="string">
            <text:p><text:a xlink:href="python://page['lines']['d18']['balance_prev']" xlink:type="simple">python://page['lines']['d18']['balance_prev']</text:a></text:p>
          </table:table-cell>
          <table:table-cell table:style-name="ce14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0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0" office:value-type="string" calcext:value-type="string">
            <text:p><text:a xlink:href="python://page['lines']['c18']['balance_prev']" xlink:type="simple">python://page['lines']['c1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0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0" office:value-type="string" calcext:value-type="string">
            <text:p><text:a xlink:href="python://page['lines']['d19']['balance_prev']" xlink:type="simple">python://page['lines']['d19']['balance_prev']</text:a></text:p>
          </table:table-cell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0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0" office:value-type="string" calcext:value-type="string">
            <text:p><text:a xlink:href="python://page['lines']['c19']['balance_prev']" xlink:type="simple">python://page['lines']['c1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0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0" office:value-type="string" calcext:value-type="string">
            <text:p><text:a xlink:href="python://page['lines']['d20']['balance_prev']" xlink:type="simple">python://page['lines']['d20']['balance_prev']</text:a></text:p>
          </table:table-cell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0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0" office:value-type="string" calcext:value-type="string">
            <text:p><text:a xlink:href="python://page['lines']['c20']['balance_prev']" xlink:type="simple">python://page['lines']['c2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0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0" office:value-type="string" calcext:value-type="string">
            <text:p><text:a xlink:href="python://page['lines']['d21']['balance_prev']" xlink:type="simple">python://page['lines']['d21']['balance_prev']</text:a></text:p>
          </table:table-cell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0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0" office:value-type="string" calcext:value-type="string">
            <text:p><text:a xlink:href="python://page['lines']['c21']['balance_prev']" xlink:type="simple">python://page['lines']['c2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0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0" office:value-type="string" calcext:value-type="string">
            <text:p><text:a xlink:href="python://page['lines']['d22']['balance_prev']" xlink:type="simple">python://page['lines']['d22']['balance_prev']</text:a></text:p>
          </table:table-cell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0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0" office:value-type="string" calcext:value-type="string">
            <text:p><text:a xlink:href="python://page['lines']['c22']['balance_prev']" xlink:type="simple">python://page['lines']['c2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0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0" office:value-type="string" calcext:value-type="string">
            <text:p><text:a xlink:href="python://page['lines']['d23']['balance_prev']" xlink:type="simple">python://page['lines']['d23']['balance_prev']</text:a></text:p>
          </table:table-cell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0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0" office:value-type="string" calcext:value-type="string">
            <text:p><text:a xlink:href="python://page['lines']['c23']['balance_prev']" xlink:type="simple">python://page['lines']['c2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0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0" office:value-type="string" calcext:value-type="string">
            <text:p><text:a xlink:href="python://page['lines']['d24']['balance_prev']" xlink:type="simple">python://page['lines']['d24']['balance_prev']</text:a></text:p>
          </table:table-cell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0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0" office:value-type="string" calcext:value-type="string">
            <text:p><text:a xlink:href="python://page['lines']['c24']['balance_prev']" xlink:type="simple">python://page['lines']['c2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0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0" office:value-type="string" calcext:value-type="string">
            <text:p><text:a xlink:href="python://page['lines']['d25']['balance_prev']" xlink:type="simple">python://page['lines']['d25']['balance_prev']</text:a></text:p>
          </table:table-cell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0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0" office:value-type="string" calcext:value-type="string">
            <text:p><text:a xlink:href="python://page['lines']['d26']['balance_prev']" xlink:type="simple">python://page['lines']['d26']['balance_prev']</text:a></text:p>
          </table:table-cell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0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0" office:value-type="string" calcext:value-type="string">
            <text:p><text:a xlink:href="python://page['lines']['c26']['balance_prev']" xlink:type="simple">python://page['lines']['c2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0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0" office:value-type="string" calcext:value-type="string">
            <text:p><text:a xlink:href="python://page['lines']['d27']['balance_prev']" xlink:type="simple">python://page['lines']['d27']['balance_prev']</text:a></text:p>
          </table:table-cell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0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0" office:value-type="string" calcext:value-type="string">
            <text:p><text:a xlink:href="python://page['lines']['c27']['balance_prev']" xlink:type="simple">python://page['lines']['c2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0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0" office:value-type="string" calcext:value-type="string">
            <text:p><text:a xlink:href="python://page['lines']['d28']['balance_prev']" xlink:type="simple">python://page['lines']['d28']['balance_prev']</text:a></text:p>
          </table:table-cell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0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0" office:value-type="string" calcext:value-type="string">
            <text:p><text:a xlink:href="python://page['lines']['c28']['balance_prev']" xlink:type="simple">python://page['lines']['c2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0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0" office:value-type="string" calcext:value-type="string">
            <text:p><text:a xlink:href="python://page['lines']['d29']['balance_prev']" xlink:type="simple">python://page['lines']['d29']['balance_prev']</text:a></text:p>
          </table:table-cell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0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0" office:value-type="string" calcext:value-type="string">
            <text:p><text:a xlink:href="python://page['lines']['c29']['balance_prev']" xlink:type="simple">python://page['lines']['c2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0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0" office:value-type="string" calcext:value-type="string">
            <text:p><text:a xlink:href="python://page['lines']['d30']['balance_prev']" xlink:type="simple">python://page['lines']['d30']['balance_prev']</text:a></text:p>
          </table:table-cell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0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0" office:value-type="string" calcext:value-type="string">
            <text:p><text:a xlink:href="python://page['lines']['c30']['balance_prev']" xlink:type="simple">python://page['lines']['c3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0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0" office:value-type="string" calcext:value-type="string">
            <text:p><text:a xlink:href="python://page['lines']['d31']['balance_prev']" xlink:type="simple">python://page['lines']['d31']['balance_prev']</text:a></text:p>
          </table:table-cell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0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0" office:value-type="string" calcext:value-type="string">
            <text:p><text:a xlink:href="python://page['lines']['c31']['balance_prev']" xlink:type="simple">python://page['lines']['c3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0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0" office:value-type="string" calcext:value-type="string">
            <text:p><text:a xlink:href="python://page['lines']['d32']['balance_prev']" xlink:type="simple">python://page['lines']['d32']['balance_prev']</text:a></text:p>
          </table:table-cell>
          <table:table-cell table:style-name="ce4"/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0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0" office:value-type="string" calcext:value-type="string">
            <text:p><text:a xlink:href="python://page['lines']['d33']['balance_prev']" xlink:type="simple">python://page['lines']['d33']['balance_prev']</text:a></text:p>
          </table:table-cell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32']['balance_prev']" xlink:type="simple">python://page['lines']['c3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6"/>
          <table:table-cell table:style-name="ce11"/>
          <table:table-cell table:style-name="ce13"/>
          <table:table-cell table:style-name="ce2" table:number-columns-repeated="2"/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1" table:number-columns-repeated="3"/>
          <table:table-cell table:style-name="Default" table:number-columns-repeated="2"/>
          <table:table-cell table:style-name="ce1" table:number-columns-repeated="1007"/>
          <table:table-cell table:number-columns-repeated="9"/>
        </table:table-row>
        <table:table-row table:style-name="ro1" table:number-rows-repeated="65064">
          <table:table-cell table:style-name="ce1" table:number-columns-repeated="1015"/>
          <table:table-cell table:number-columns-repeated="9"/>
        </table:table-row>
        <table:table-row table:style-name="ro1" table:number-rows-repeated="983097">
          <table:table-cell table:number-columns-repeated="1024"/>
        </table:table-row>
        <table:table-row table:style-name="ro3" table:number-rows-repeated="3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¥</number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">
      <number:number number:decimal-places="2" number:min-integer-digits="0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number:currency-style style:name="N5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0120P0"/>
    </number:currency-style>
    <number:currency-style style:name="N5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0121P0"/>
    </number:currency-style>
    <number:currency-style style:name="N5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0122P0"/>
    </number:currency-style>
    <number:currency-style style:name="N5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0123P0"/>
    </number:currency-style>
    <number:date-style style:name="N50124" number:language="en" number:country="US">
      <number:month/>
      <number:text>/</number:text>
      <number:day/>
      <number:text>/</number:text>
      <number:year number:style="long"/>
    </number:date-style>
    <number:date-style style:name="N50125" number:language="en" number:country="US">
      <number:day/>
      <number:text>-</number:text>
      <number:month number:textual="true"/>
      <number:text>-</number:text>
      <number:year/>
    </number:date-style>
    <number:date-style style:name="N50126" number:language="en" number:country="US">
      <number:day/>
      <number:text>-</number:text>
      <number:month number:textual="true"/>
    </number:date-style>
    <number:date-style style:name="N50127" number:language="en" number:country="US">
      <number:month number:textual="true"/>
      <number:text>-</number:text>
      <number:year/>
    </number:date-style>
    <number:time-style style:name="N50128" number:language="en" number:country="US">
      <number:hours/>
      <number:text>:</number:text>
      <number:minutes number:style="long"/>
      <number:text> </number:text>
      <number:am-pm/>
    </number:time-style>
    <number:time-style style:name="N5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0" number:language="en" number:country="US">
      <number:hours/>
      <number:text>:</number:text>
      <number:minutes number:style="long"/>
    </number:time-style>
    <number:time-style style:name="N5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3P0" style:volatile="true" number:language="en" number:country="US">
      <number:number number:decimal-places="0" number:min-integer-digits="1" number:grouping="true"/>
      <number:text> </number:text>
    </number:number-style>
    <number:number-style style:name="N5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0133P0"/>
    </number:number-style>
    <number:number-style style:name="N50134P0" style:volatile="true" number:language="en" number:country="US">
      <number:number number:decimal-places="2" number:min-integer-digits="1" number:grouping="true"/>
      <number:text> </number:text>
    </number:number-style>
    <number:number-style style:name="N5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0134P0"/>
    </number:number-style>
    <number:number-style style:name="N5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5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50135P2" style:volatile="true" number:language="en" number:country="US">
      <loext:fill-character> </loext:fill-character>
      <number:text>- </number:text>
    </number:number-style>
    <number:text-style style:name="N50135" number:language="en" number:country="US">
      <number:text-content/>
      <number:text> </number:text>
      <style:map style:condition="value()&gt;0" style:apply-style-name="N50135P0"/>
      <style:map style:condition="value()&lt;0" style:apply-style-name="N50135P1"/>
      <style:map style:condition="value()=0" style:apply-style-name="N50135P2"/>
    </number:text-style>
    <number:currency-style style:name="N5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5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50136P2" style:volatile="true" number:language="en" number:country="US">
      <number:currency-symbol/>
      <loext:fill-character> </loext:fill-character>
      <number:text>- </number:text>
    </number:currency-style>
    <number:text-style style:name="N50136" number:language="en" number:country="US">
      <number:text-content/>
      <number:text> </number:text>
      <style:map style:condition="value()&gt;0" style:apply-style-name="N50136P0"/>
      <style:map style:condition="value()&lt;0" style:apply-style-name="N50136P1"/>
      <style:map style:condition="value()=0" style:apply-style-name="N50136P2"/>
    </number:text-style>
    <number:number-style style:name="N5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5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5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50137" number:language="en" number:country="US">
      <number:text-content/>
      <number:text> </number:text>
      <style:map style:condition="value()&gt;0" style:apply-style-name="N50137P0"/>
      <style:map style:condition="value()&lt;0" style:apply-style-name="N50137P1"/>
      <style:map style:condition="value()=0" style:apply-style-name="N50137P2"/>
    </number:text-style>
    <number:currency-style style:name="N5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5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5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50138" number:language="en" number:country="US">
      <number:text-content/>
      <number:text> </number:text>
      <style:map style:condition="value()&gt;0" style:apply-style-name="N50138P0"/>
      <style:map style:condition="value()&lt;0" style:apply-style-name="N50138P1"/>
      <style:map style:condition="value()=0" style:apply-style-name="N50138P2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6:44:02.23881671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6T17:02:47.544056223</dc:date>
    <meta:editing-duration>P2DT3H36M54S</meta:editing-duration>
    <meta:editing-cycles>832</meta:editing-cycles>
    <meta:generator>LibreOffice/4.2.8.2$Linux_X86_64 LibreOffice_project/420m0$Build-2</meta:generator>
    <meta:document-statistic meta:table-count="1" meta:cell-count="196" meta:object-count="2"/>
  </office:meta>
</office:document-meta>
</file>